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ddddd" draw:textarea-horizontal-align="left" draw:textarea-vertical-align="top" draw:auto-grow-height="false" fo:min-height="3.702cm" fo:min-width="7.985cm"/>
      <style:paragraph-properties style:writing-mode="lr-tb"/>
    </style:style>
    <style:style style:name="gr2" style:family="graphic" style:parent-style-name="standard">
      <style:graphic-properties draw:fill="solid" draw:fill-color="#dddddd" draw:textarea-horizontal-align="left" draw:textarea-vertical-align="top" draw:auto-grow-height="false" fo:min-height="3.763cm" fo:min-width="7.884cm"/>
      <style:paragraph-properties style:writing-mode="lr-tb"/>
    </style:style>
    <style:style style:name="gr3" style:family="graphic" style:parent-style-name="standard">
      <style:graphic-properties svg:stroke-width="0.1cm" svg:stroke-color="#0000ff" draw:marker-start="Circle" draw:marker-start-width="0.35cm" draw:marker-end="Arrowheads_20_1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2.542cm"/>
      <style:paragraph-properties style:writing-mode="lr-tb"/>
    </style:style>
    <style:style style:name="gr5" style:family="graphic" style:parent-style-name="standard">
      <style:graphic-properties draw:fill="solid" draw:fill-color="#ffffff" draw:textarea-horizontal-align="left" draw:textarea-vertical-align="top" draw:auto-grow-height="false"/>
      <style:paragraph-properties style:writing-mode="lr-tb"/>
    </style:style>
    <style:style style:name="gr6" style:family="graphic" style:parent-style-name="standard">
      <style:graphic-properties svg:stroke-width="0.1cm" svg:stroke-color="#0000ff" draw:marker-start="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9cm" fo:min-width="1.278cm"/>
      <style:paragraph-properties style:writing-mode="lr-tb"/>
    </style:style>
    <style:style style:name="gr8" style:family="graphic" style:parent-style-name="standard">
      <style:graphic-properties draw:fill="none" draw:textarea-horizontal-align="left" draw:textarea-vertical-align="top" draw:auto-grow-height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4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415cm"/>
      <style:paragraph-properties style:writing-mode="lr-tb"/>
    </style:style>
    <style:style style:name="gr11" style:family="graphic" style:parent-style-name="standard">
      <style:graphic-properties svg:stroke-width="0.1cm" svg:stroke-color="#000000" draw:marker-start="Circle" draw:marker-start-width="0.35cm" draw:marker-end="Arrowheads_20_1" draw:marker-end-width="0.3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marker-start="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draw:fill="none" fo:min-height="0.7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2.919cm"/>
      <style:paragraph-properties style:writing-mode="lr-tb"/>
    </style:style>
    <style:style style:name="gr15" style:family="graphic" style:parent-style-name="standard">
      <style:graphic-properties draw:fill="solid" draw:fill-color="#ffffff" draw:textarea-horizontal-align="left" draw:textarea-vertical-align="top" draw:auto-grow-height="false" fo:min-height="1.75cm" fo:min-width="3.048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dddddd"/>
      <style:paragraph-properties fo:text-align="start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solid" draw:fill-color="#ffffff"/>
      <style:paragraph-properties fo:text-align="start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style:paragraph-properties fo:text-align="start">
        <style:tab-stops>
          <style:tab-stop style:position="0.518cm"/>
        </style:tab-stops>
      </style:paragraph-properties>
    </style:style>
    <style:style style:name="P8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start"/>
      <style:text-properties fo:color="#990066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color="#990066" fo:font-size="10pt" style:font-size-asian="10pt" style:font-size-complex="10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485cm" svg:height="3.952cm" svg:x="11.739cm" svg:y="1.308cm">
          <text:p text:style-name="P1"><text:span text:style-name="T1">HA Cluster (10.1.1.40 floating IP)</text:span></text:p>
          <text:p text:style-name="P1"><text:span text:style-name="T1"><text:s/></text:span><text:span text:style-name="T2"><text:tab/>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384cm" svg:height="4.013cm" svg:x="1.915cm" svg:y="1.247cm">
          <text:p text:style-name="P1"><text:span text:style-name="T1">Load balance group</text:span></text:p>
          <text:p text:style-name="P1"><text:span text:style-name="T1"><text:s/></text:span><text:span text:style-name="T2"><text:tab/>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.01cm" svg:y1="6.406cm" svg:x2="18.369cm" svg:y2="6.447cm">
          <text:p/>
        </draw:line>
        <draw:frame draw:style-name="gr4" draw:text-style-name="P4" draw:layer="layout" svg:width="3.055cm" svg:height="1.199cm" svg:x="11.071cm" svg:y="6.435cm">
          <draw:text-box>
            <text:p><text:span text:style-name="T2">10.2.1.0/24 <text:s/></text:span></text:p>
            <text:p><text:span text:style-name="T3">VBox Internal</text:span></text:p>
          </draw:text-box>
        </draw:frame>
        <draw:custom-shape draw:style-name="gr5" draw:text-style-name="P5" draw:layer="layout" svg:width="3.548cm" svg:height="2cm" svg:x="12.722cm" svg:y="2.082cm">
          <text:p text:style-name="P1"><text:span text:style-name="T1">db01</text:span></text:p>
          <text:p text:style-name="P1"><text:span text:style-name="T4">mysql DB server</text:span></text:p>
          <text:p text:style-name="P1"><text:span text:style-name="T1"><text:s/></text:span><text:span text:style-name="T2"><text:tab/>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3.773cm" svg:y1="6.395cm" svg:x2="13.807cm" svg:y2="4.015cm">
          <text:p/>
        </draw:line>
        <draw:frame draw:style-name="gr7" draw:text-style-name="P6" draw:layer="layout" svg:width="1.963cm" svg:height="1.209cm" svg:x="13.75cm" svg:y="3.726cm">
          <draw:text-box>
            <text:p><text:span text:style-name="T5"/></text:p>
            <text:p><text:span text:style-name="T5">10.2.1.41</text:span></text:p>
          </draw:text-box>
        </draw:frame>
        <draw:custom-shape draw:style-name="gr8" draw:text-style-name="P8" draw:layer="layout" svg:width="7.978cm" svg:height="2.601cm" svg:x="2.809cm" svg:y="8.741cm">
          <text:p text:style-name="P1"><text:span text:style-name="T1">lb01</text:span></text:p>
          <text:p text:style-name="P7"><text:span text:style-name="T2"><text:tab/>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4.084cm" svg:y1="8.735cm" svg:x2="4.084cm" svg:y2="6.443cm">
          <text:p/>
        </draw:line>
        <draw:frame draw:style-name="gr9" draw:text-style-name="P6" draw:layer="layout" svg:width="1.975cm" svg:height="1.039cm" svg:x="3.933cm" svg:y="7.953cm">
          <draw:text-box>
            <text:p><text:span text:style-name="T5">10.2.1.10</text:span></text:p>
          </draw:text-box>
        </draw:frame>
        <draw:frame draw:style-name="gr10" draw:text-style-name="P6" draw:layer="layout" svg:width="2.915cm" svg:height="1.039cm" svg:x="3.941cm" svg:y="11.351cm">
          <draw:text-box>
            <text:p><text:span text:style-name="T5">10.1.1.10</text:span></text:p>
          </draw:text-box>
        </draw:frame>
        <draw:line draw:style-name="gr11" draw:text-style-name="P3" draw:layer="layout" svg:x1="2.01cm" svg:y1="12.707cm" svg:x2="13.041cm" svg:y2="12.657cm">
          <text:p/>
        </draw:line>
        <draw:line draw:style-name="gr12" draw:text-style-name="P3" draw:layer="layout" svg:x1="4.084cm" svg:y1="12.735cm" svg:x2="4.111cm" svg:y2="11.38cm">
          <text:p/>
        </draw:line>
        <draw:frame draw:style-name="gr13" draw:text-style-name="P9" draw:layer="layout" svg:width="7.208cm" svg:height="1.04cm" svg:x="3.137cm" svg:y="9.5cm">
          <draw:text-box>
            <text:p text:style-name="P1"><text:span text:style-name="T4">haproxy load balancer</text:span></text:p>
          </draw:text-box>
        </draw:frame>
        <draw:custom-shape draw:style-name="gr5" draw:text-style-name="P5" draw:layer="layout" svg:width="3.293cm" svg:height="2cm" svg:x="6.522cm" svg:y="2.107cm">
          <text:p text:style-name="P1"><text:span text:style-name="T1">w02</text:span></text:p>
          <text:p text:style-name="P1"><text:span text:style-name="T4">httpd web sever</text:span></text:p>
          <text:p text:style-name="P1"><text:span text:style-name="T1"><text:s/></text:span><text:span text:style-name="T2"><text:tab/>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7.673cm" svg:y1="6.42cm" svg:x2="7.673cm" svg:y2="4.128cm">
          <text:p/>
        </draw:line>
        <draw:frame draw:style-name="gr9" draw:text-style-name="P6" draw:layer="layout" svg:width="1.975cm" svg:height="1.039cm" svg:x="7.653cm" svg:y="4.051cm">
          <draw:text-box>
            <text:p><text:span text:style-name="T5"/></text:p>
            <text:p><text:span text:style-name="T5">10.2.1.21</text:span></text:p>
          </draw:text-box>
        </draw:frame>
        <draw:custom-shape draw:style-name="gr5" draw:text-style-name="P5" draw:layer="layout" svg:width="3.293cm" svg:height="2cm" svg:x="2.422cm" svg:y="2.132cm">
          <text:p text:style-name="P1"><text:span text:style-name="T1">w01</text:span></text:p>
          <text:p text:style-name="P1"><text:span text:style-name="T4">httpd web sever</text:span></text:p>
          <text:p text:style-name="P1"><text:span text:style-name="T1"><text:s/></text:span><text:span text:style-name="T2"><text:tab/>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3.673cm" svg:y1="6.445cm" svg:x2="3.673cm" svg:y2="4.153cm">
          <text:p/>
        </draw:line>
        <draw:frame draw:style-name="gr9" draw:text-style-name="P6" draw:layer="layout" svg:width="1.975cm" svg:height="1.039cm" svg:x="3.553cm" svg:y="4.076cm">
          <draw:text-box>
            <text:p><text:span text:style-name="T5"/></text:p>
            <text:p><text:span text:style-name="T5">10.2.1.20</text:span></text:p>
          </draw:text-box>
        </draw:frame>
        <draw:frame draw:style-name="gr14" draw:text-style-name="P4" draw:layer="layout" svg:width="3.427cm" svg:height="1.199cm" svg:x="2.279cm" svg:y="12.817cm">
          <draw:text-box>
            <text:p><text:span text:style-name="T2">10.1.1.0/24 <text:s/></text:span></text:p>
            <text:p><text:span text:style-name="T3">VBox Host-only</text:span></text:p>
          </draw:text-box>
        </draw:frame>
        <draw:custom-shape draw:style-name="gr15" draw:text-style-name="P5" draw:layer="layout" svg:width="3.548cm" svg:height="2cm" svg:x="16.609cm" svg:y="2.051cm">
          <text:p text:style-name="P1"><text:span text:style-name="T1">db02</text:span></text:p>
          <text:p text:style-name="P1"><text:span text:style-name="T4">mysql DB server</text:span></text:p>
          <text:p text:style-name="P1"><text:span text:style-name="T1"><text:s/></text:span><text:span text:style-name="T2"><text:tab/>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975cm" svg:height="1.039cm" svg:x="16.991cm" svg:y="3.72cm">
          <draw:text-box>
            <text:p><text:span text:style-name="T5"/></text:p>
            <text:p><text:span text:style-name="T5">10.2.1.42</text:span></text:p>
          </draw:text-box>
        </draw:frame>
        <draw:line draw:style-name="gr6" draw:text-style-name="P3" draw:layer="layout" svg:x1="17.073cm" svg:y1="6.395cm" svg:x2="17.107cm" svg:y2="4.01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rial1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6-21T11:56:11</meta:creation-date>
    <dc:date>2020-11-01T22:24:01.869231560</dc:date>
    <meta:editing-duration>PT2H21M21S</meta:editing-duration>
    <meta:editing-cycles>28</meta:editing-cycles>
    <meta:generator>LibreOffice/6.4.6.2$Linux_X86_64 LibreOffice_project/40$Build-2</meta:generator>
    <meta:document-statistic meta:object-count="24"/>
  </office:meta>
</office:document-meta>
</file>